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2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7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8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0" style:family="text">
      <style:text-properties fo:language="ru" fo:country="RU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en" fo:country="US" style:font-size-asian="10pt" style:font-size-complex="10pt"/>
    </style:style>
    <style:style style:name="T2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8300240" text:id="ct288300240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44360032" text:id="ct244360032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288299304" text:id="ct28829930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8302632" text:id="ct28830263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8298576" text:id="ct288298576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88298472" text:id="ct288298472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88298264" text:id="ct288298264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88298160" text:id="ct288298160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88298680" text:id="ct288298680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88298784" text:id="ct288298784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88298888" text:id="ct288298888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88295248" text:id="ct288295248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88294728" text:id="ct288294728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88297744" text:id="ct288297744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88294520" text:id="ct28829452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294624" text:id="ct288294624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88299824" text:id="ct28829982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295352" text:id="ct2882953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297328" text:id="ct28829732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297120" text:id="ct288297120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88297432" text:id="ct288297432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88299720" text:id="ct288299720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88298056" text:id="ct288298056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88304296" text:id="ct288304296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88301488" text:id="ct288301488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88301384" text:id="ct28830138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88299512" text:id="ct288299512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88298992" text:id="ct288298992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88303984" text:id="ct288303984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88294832" text:id="ct288294832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88295040" text:id="ct288295040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88304088" text:id="ct288304088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88294936" text:id="ct288294936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Министерство здравоохранения Российской Федерации</text:p>
            <text:p text:style-name="P15">ФГБУ «ФНКЦ ДГОИ им. Дмитрия Рогачева»</text:p>
          </table:table-cell>
          <table:table-cell table:style-name="Таблица3.A1" office:value-type="string">
            <text:p text:style-name="P22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4"/>
      <text:p text:style-name="P14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28"><text:span text:style-name="T11">№ медицинской карты: </text:span><text:change-start text:change-id="ct288300240"/><text:span text:style-name="T11">getData('number')</text:span><text:change-end text:change-id="ct288300240"/><text:span text:style-name="T11"> </text:span><text:span text:style-name="T23">(</text:span><text:span text:style-name="T21">Код вида оплаты:</text:span><text:span text:style-name="T15"> </text:span><text:change-start text:change-id="ct244360032"/><text:span text:style-name="T14">getFinanceCode(getData('appealType')['finance']['id'])</text:span><text:change-end text:change-id="ct244360032"/><text:span text:style-name="T11"> )</text:span></text:p>
      <text:p text:style-name="P13"/>
      <text:p text:style-name="P23"><text:span text:style-name="T18">1. Код пациента: </text:span><text:change-start text:change-id="ct288299304"/><text:span text:style-name="T16">getData('patient.id')</text:span><text:change-end text:change-id="ct288299304"/><text:span text:style-name="T17"> <text:tab/></text:span><text:span text:style-name="T18">2. Ф.И.О.: </text:span><text:change-start text:change-id="ct288302632"/><text:span text:style-name="T16">getFullName('patient.name')</text:span><text:change-end text:change-id="ct288302632"/><text:span text:style-name="T18"> </text:span></text:p>
      <text:p text:style-name="P21"><text:span text:style-name="T10">3. Пол: </text:span><text:change-start text:change-id="ct288298576"/><text:span text:style-name="T19">getSex('patient.sex')</text:span><text:change-end text:change-id="ct288298576"/><text:span text:style-name="T13"> <text:tab/></text:span><text:span text:style-name="T10">4. Дата рождения: </text:span><text:change-start text:change-id="ct288298472"/><text:span text:style-name="T11">formatDate('patient.birthDate'</text:span><text:span text:style-name="T15">)</text:span><text:change-end text:change-id="ct288298472"/><text:span text:style-name="T10"> (возраст: </text:span><text:change-start text:change-id="ct288298264"/><text:span text:style-name="T14">getData('age')</text:span><text:change-end text:change-id="ct288298264"/><text:span text:style-name="T10"> )</text:span></text:p>
      <text:p text:style-name="P12">5. Документ, удостов. личность: название, серия, номер: </text:p>
      <text:p text:style-name="P20"><text:span text:style-name="T10"><text:tab/> </text:span><text:change-start text:change-id="ct288298160"/><text:span text:style-name="T11"><office:annotation><dc:creator>&lt;анонимный&gt;</dc:creator><dc:date>2012-12-14T14:52:00.80</dc:date><text:p text:style-name="P29"><text:span text:style-name="T24">do text for idCard in data['patient']['idCards']</text:span></text:p></office:annotation></text:span><text:change-end text:change-id="ct288298160"/><text:change-start text:change-id="ct288298680"/><text:span text:style-name="T11">getData('docType.name', idCard)</text:span><text:change-end text:change-id="ct288298680"/><text:span text:style-name="T22"> </text:span><text:change-start text:change-id="ct288298784"/><text:span text:style-name="T22">getData('series', idCard)</text:span><text:change-end text:change-id="ct288298784"/><text:span text:style-name="T22"> </text:span><text:change-start text:change-id="ct288298888"/><text:span text:style-name="T22">getData('number', idCard)</text:span><text:change-end text:change-id="ct288298888"/><text:span text:style-name="T21"> </text:span></text:p>
      <text:p text:style-name="P24"><text:span text:style-name="T10">6. Адрес: регистрация по месту жительства: </text:span><text:change-start text:change-id="ct288295248"/><text:span text:style-name="T11">getAddress('patient.address.residential')</text:span><text:change-end text:change-id="ct288295248"/><text:span text:style-name="T13"> </text:span></text:p>
      <text:p text:style-name="P20"><text:span text:style-name="T10">7. Код территории проживания: </text:span><text:change-start text:change-id="ct288294728"/><text:span text:style-name="T14">getData('patient.address.residential.street.code')</text:span><text:change-end text:change-id="ct288294728"/><text:span text:style-name="T14">  </text:span><text:span text:style-name="T10">Житель: </text:span><text:change-start text:change-id="ct288297744"/><text:span text:style-name="T11">(simpleIf('patient.address.residential.localityType', 'Село', 'Город'))</text:span><text:change-end text:change-id="ct288297744"/><text:span text:style-name="T13"> </text:span></text:p>
      <text:p text:style-name="P27">8. Страховой полис (серия, номер): </text:p>
      <text:p text:style-name="P19"><text:span text:style-name="T18"><text:tab/> </text:span><text:change-start text:change-id="ct288294520"/><text:span text:style-name="T18"><office:annotation><dc:creator>&lt;анонимный&gt;</dc:creator><dc:date>2012-12-14T14:35:59.81</dc:date><text:p text:style-name="P30"><text:span text:style-name="T26">do text for payment in data['patient']['payments'] </text:span></text:p></office:annotation></text:span><text:change-end text:change-id="ct288294520"/><text:change-start text:change-id="ct288294624"/><text:span text:style-name="T16">getData('policyType.name', payment)</text:span><text:change-end text:change-id="ct288294624"/><text:span text:style-name="T16">, </text:span><text:change-start text:change-id="ct288299824"/><text:span text:style-name="T16">getData('smo.name', payment)</text:span><text:change-end text:change-id="ct288299824"/><text:span text:style-name="T16"> </text:span><text:change-start text:change-id="ct288295352"/><text:span text:style-name="T16">getData('series', payment)</text:span><text:change-end text:change-id="ct288295352"/><text:span text:style-name="T16"> </text:span><text:change-start text:change-id="ct288297328"/><text:span text:style-name="T16">getData('number', payment)</text:span><text:change-end text:change-id="ct288297328"/><text:span text:style-name="T20"> </text:span></text:p>
      <text:p text:style-name="P24"><text:span text:style-name="T10">9. Вид оплаты: </text:span><text:change-start text:change-id="ct288297120"/><text:span text:style-name="T15">getData('appealType')['finance']['name']</text:span><text:change-end text:change-id="ct288297120"/><text:span text:style-name="T10"> </text:span></text:p>
      <text:p text:style-name="P17"><text:span text:style-name="T5">10. Социальный статус: </text:span><text:change-start text:change-id="ct288297432"/><text:span text:style-name="T5"><office:annotation><dc:creator>&lt;анонимный&gt;</dc:creator><dc:date>2012-12-14T15:33:49.82</dc:date><text:p text:style-name="P30"><text:span text:style-name="T25">do text for occupation in data['patient']['occupations']</text:span></text:p></office:annotation></text:span><text:change-end text:change-id="ct288297432"/><text:change-start text:change-id="ct288299720"/><text:span text:style-name="T8">occupation['socialStatus']['status']</text:span><text:change-end text:change-id="ct288299720"/><text:span text:style-name="T8">; </text:span></text:p>
      <text:p text:style-name="P21"><text:span text:style-name="T10">11. Категория льготности: </text:span><text:change-start text:change-id="ct288298056"/><text:span text:style-name="T10"><office:annotation><dc:creator>&lt;анонимный&gt;</dc:creator><dc:date>2012-12-14T15:51:14.83</dc:date><text:p text:style-name="P30"><text:span text:style-name="T25">do text for disability in data['patient']['disabilities']</text:span></text:p></office:annotation></text:span><text:change-end text:change-id="ct288298056"/><text:change-start text:change-id="ct288304296"/><text:span text:style-name="T10">disability['disabilityType']['name']</text:span><text:change-end text:change-id="ct288304296"/><text:span text:style-name="T12"> </text:span></text:p>
      <text:p text:style-name="P17"><text:span text:style-name="T5">12. Кем направлен: </text:span><text:change-start text:change-id="ct288301488"/><text:span text:style-name="T9">getData('assignment.directed')</text:span><text:change-end text:change-id="ct288301488"/><text:span text:style-name="T7"> </text:span></text:p>
      <text:p text:style-name="P21"><text:span text:style-name="T10">13. Кем доставлен: </text:span><text:change-start text:change-id="ct288301384"/><text:span text:style-name="T15">getData('deliveredType')</text:span><text:change-end text:change-id="ct288301384"/><text:span text:style-name="T10"> </text:span></text:p>
      <text:p text:style-name="P18"><text:span text:style-name="T5">14. Диагноз направившего учреждения: </text:span><text:change-start text:change-id="ct288299512"/><text:span text:style-name="T9">findDiagnosis('diagnoses', 'assignment')['mkb']['code']</text:span><text:change-end text:change-id="ct288299512"/><text:span text:style-name="T6"> </text:span><text:span text:style-name="T9">: </text:span><text:change-start text:change-id="ct288298992"/><text:span text:style-name="T9">findDiagnosis('diagnoses', 'assignment')['mkb']['diagnosis']</text:span><text:change-end text:change-id="ct288298992"/><text:span text:style-name="T7"> </text:span></text:p>
      <text:p text:style-name="P25"><text:span text:style-name="T5">15. Диагноз приемного отделения: </text:span><text:change-start text:change-id="ct288303984"/><text:span text:style-name="T9">findDiagnosis('diagnoses', 'supply')['mkb']['code']</text:span><text:change-end text:change-id="ct288303984"/><text:span text:style-name="T9">: </text:span><text:change-start text:change-id="ct288294832"/><text:span text:style-name="T9">findDiagnosis('diagnoses', 'supply')['mkb']['diagnosis']</text:span><text:change-end text:change-id="ct288294832"/><text:span text:style-name="T7"> </text:span></text:p>
      <text:p text:style-name="P26">16. Доставлен в состоянии опьянения: </text:p>
      <text:p text:style-name="P21"><text:span text:style-name="T10">17. Госпитализирован по поводу данного заболевания в текущем году: </text:span><text:change-start text:change-id="ct288295040"/><text:span text:style-name="T15">getData('appealWithDeseaseThisYear')</text:span><text:change-end text:change-id="ct288295040"/> </text:p>
      <text:p text:style-name="P17"><text:span text:style-name="T5">18. Доставлен в стационар от начала заболевания (получения травмы): </text:span><text:change-start text:change-id="ct288304088"/><text:span text:style-name="T7">getData('deliveredAfterType')</text:span><text:change-end text:change-id="ct288304088"/><text:span text:style-name="T7"> </text:span></text:p>
      <text:p text:style-name="P11">19. Травма: </text:p>
      <text:p text:style-name="P17"><text:span text:style-name="T5">20. Дата поступления в приемное отделение: </text:span><text:change-start text:change-id="ct288294936"/><text:span text:style-name="T9">formatDateTime('rangeAppealDateTime.start')</text:span><text:change-end text:change-id="ct288294936"/><text:span text:style-name="T7"> </text:span></text:p>
      <text:p text:style-name="P11"><text:tab/>Подпись врача приемного отделения: 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8299928" text:id="ct288299928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88302840" text:id="ct28830284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8297640" text:id="ct28829764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8299408" text:id="ct288299408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288299928"/><text:span text:style-name="MT1">getData('patient.id')</text:span><text:change-end text:change-id="ct288299928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88302840"/><text:span text:style-name="MT2">getData('id')</text:span><text:change-end text:change-id="ct288302840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88297640"/>getBarcode39('<text:span text:style-name="MT3">patient.id</text:span>')<text:change-end text:change-id="ct288297640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88299408"/>getBarcode39(<text:span text:style-name="MT4">'id'</text:span>)<text:change-end text:change-id="ct28829940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7-17T15:54:33.94</dc:date>
    <meta:editing-duration>PT3H27M59S</meta:editing-duration>
    <meta:editing-cycles>49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9" meta:character-count="2340"/>
  </office:meta>
</office:document-meta>
</file>